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069in"/>
    </style:style>
    <style:style style:name="Table1.B" style:family="table-column">
      <style:table-column-properties style:column-width="3.325in"/>
    </style:style>
    <style:style style:name="Table1.C" style:family="table-column">
      <style:table-column-properties style:column-width="0.9333in"/>
    </style:style>
    <style:style style:name="Table1.D" style:family="table-column">
      <style:table-column-properties style:column-width="0.934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d9d9d9" fo:padding="0.0278in" fo:border="0.75pt solid #cccccc">
        <style:background-image/>
      </style:table-cell-properties>
    </style:style>
    <style:style style:name="Table1.B1" style:family="table-cell">
      <style:table-cell-properties style:vertical-align="bottom" fo:background-color="#d9d9d9" fo:padding="0.0278in" fo:border="0.75pt solid #cccccc">
        <style:background-image/>
      </style:table-cell-properties>
    </style:style>
    <style:style style:name="Table1.A2" style:family="table-cell">
      <style:table-cell-properties style:vertical-align="middle" fo:background-color="#d9ead3" fo:padding="0.0278in" fo:border="0.75pt solid #cccccc">
        <style:background-image/>
      </style:table-cell-properties>
    </style:style>
    <style:style style:name="Table1.B2" style:family="table-cell">
      <style:table-cell-properties style:vertical-align="bottom" fo:padding="0.0278in" fo:border="0.75pt solid #cccccc"/>
    </style:style>
    <style:style style:name="Table1.C2" style:family="table-cell">
      <style:table-cell-properties style:vertical-align="bottom" fo:padding="0.0278in" fo:border="0.75pt solid #cccccc"/>
    </style:style>
    <style:style style:name="Table1.D2" style:family="table-cell">
      <style:table-cell-properties style:vertical-align="bottom" fo:padding="0.0278in" fo:border="0.75pt solid #cccccc"/>
    </style:style>
    <style:style style:name="Table1.A3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3" style:family="table-cell">
      <style:table-cell-properties style:vertical-align="bottom" fo:padding="0.0278in" fo:border="0.75pt solid #cccccc"/>
    </style:style>
    <style:style style:name="Table1.C3" style:family="table-cell">
      <style:table-cell-properties style:vertical-align="bottom" fo:padding="0.0278in" fo:border="0.75pt solid #cccccc"/>
    </style:style>
    <style:style style:name="Table1.D3" style:family="table-cell">
      <style:table-cell-properties style:vertical-align="bottom" fo:padding="0.0278in" fo:border="0.75pt solid #cccccc"/>
    </style:style>
    <style:style style:name="Table1.A4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4" style:family="table-cell">
      <style:table-cell-properties style:vertical-align="bottom" fo:padding="0.0278in" fo:border="0.75pt solid #cccccc"/>
    </style:style>
    <style:style style:name="Table1.C4" style:family="table-cell">
      <style:table-cell-properties style:vertical-align="bottom" fo:padding="0.0278in" fo:border="0.75pt solid #cccccc"/>
    </style:style>
    <style:style style:name="Table1.D4" style:family="table-cell">
      <style:table-cell-properties style:vertical-align="bottom" fo:padding="0.0278in" fo:border="0.75pt solid #cccccc"/>
    </style:style>
    <style:style style:name="Table1.A5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5" style:family="table-cell">
      <style:table-cell-properties style:vertical-align="bottom" fo:padding="0.0278in" fo:border="0.75pt solid #cccccc"/>
    </style:style>
    <style:style style:name="Table1.C5" style:family="table-cell">
      <style:table-cell-properties style:vertical-align="bottom" fo:padding="0.0278in" fo:border="0.75pt solid #cccccc"/>
    </style:style>
    <style:style style:name="Table1.D5" style:family="table-cell">
      <style:table-cell-properties style:vertical-align="bottom" fo:padding="0.0278in" fo:border="0.75pt solid #cccccc"/>
    </style:style>
    <style:style style:name="Table1.A6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6" style:family="table-cell">
      <style:table-cell-properties style:vertical-align="bottom" fo:padding="0.0278in" fo:border="0.75pt solid #cccccc"/>
    </style:style>
    <style:style style:name="Table1.C6" style:family="table-cell">
      <style:table-cell-properties style:vertical-align="bottom" fo:padding="0.0278in" fo:border="0.75pt solid #cccccc"/>
    </style:style>
    <style:style style:name="Table1.D6" style:family="table-cell">
      <style:table-cell-properties style:vertical-align="bottom" fo:padding="0.0278in" fo:border="0.75pt solid #cccccc"/>
    </style:style>
    <style:style style:name="Table1.A7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7" style:family="table-cell">
      <style:table-cell-properties style:vertical-align="bottom" fo:padding="0.0278in" fo:border="0.75pt solid #cccccc"/>
    </style:style>
    <style:style style:name="Table1.C7" style:family="table-cell">
      <style:table-cell-properties style:vertical-align="bottom" fo:padding="0.0278in" fo:border="0.75pt solid #cccccc"/>
    </style:style>
    <style:style style:name="Table1.D7" style:family="table-cell">
      <style:table-cell-properties style:vertical-align="bottom" fo:padding="0.0278in" fo:border="0.75pt solid #cccccc"/>
    </style:style>
    <style:style style:name="Table1.A8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8" style:family="table-cell">
      <style:table-cell-properties style:vertical-align="bottom" fo:padding="0.0278in" fo:border="0.75pt solid #cccccc"/>
    </style:style>
    <style:style style:name="Table1.C8" style:family="table-cell">
      <style:table-cell-properties style:vertical-align="bottom" fo:padding="0.0278in" fo:border="0.75pt solid #cccccc"/>
    </style:style>
    <style:style style:name="Table1.D8" style:family="table-cell">
      <style:table-cell-properties style:vertical-align="bottom" fo:padding="0.0278in" fo:border="0.75pt solid #cccccc"/>
    </style:style>
    <style:style style:name="Table1.A9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9" style:family="table-cell">
      <style:table-cell-properties style:vertical-align="bottom" fo:padding="0.0278in" fo:border="0.75pt solid #cccccc"/>
    </style:style>
    <style:style style:name="Table1.C9" style:family="table-cell">
      <style:table-cell-properties style:vertical-align="bottom" fo:padding="0.0278in" fo:border="0.75pt solid #cccccc"/>
    </style:style>
    <style:style style:name="Table1.D9" style:family="table-cell">
      <style:table-cell-properties style:vertical-align="bottom" fo:padding="0.0278in" fo:border="0.75pt solid #cccccc"/>
    </style:style>
    <style:style style:name="Table1.A10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0" style:family="table-cell">
      <style:table-cell-properties style:vertical-align="bottom" fo:padding="0.0278in" fo:border="0.75pt solid #cccccc"/>
    </style:style>
    <style:style style:name="Table1.C10" style:family="table-cell">
      <style:table-cell-properties style:vertical-align="bottom" fo:padding="0.0278in" fo:border="0.75pt solid #cccccc"/>
    </style:style>
    <style:style style:name="Table1.D10" style:family="table-cell">
      <style:table-cell-properties style:vertical-align="bottom" fo:padding="0.0278in" fo:border="0.75pt solid #cccccc"/>
    </style:style>
    <style:style style:name="Table1.A11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1" style:family="table-cell">
      <style:table-cell-properties style:vertical-align="bottom" fo:padding="0.0278in" fo:border="0.75pt solid #cccccc"/>
    </style:style>
    <style:style style:name="Table1.C11" style:family="table-cell">
      <style:table-cell-properties style:vertical-align="bottom" fo:padding="0.0278in" fo:border="0.75pt solid #cccccc"/>
    </style:style>
    <style:style style:name="Table1.D11" style:family="table-cell">
      <style:table-cell-properties style:vertical-align="bottom" fo:padding="0.0278in" fo:border="0.75pt solid #cccccc"/>
    </style:style>
    <style:style style:name="Table1.A12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2" style:family="table-cell">
      <style:table-cell-properties style:vertical-align="bottom" fo:padding="0.0278in" fo:border="0.75pt solid #cccccc"/>
    </style:style>
    <style:style style:name="Table1.C12" style:family="table-cell">
      <style:table-cell-properties style:vertical-align="bottom" fo:padding="0.0278in" fo:border="0.75pt solid #cccccc"/>
    </style:style>
    <style:style style:name="Table1.D12" style:family="table-cell">
      <style:table-cell-properties style:vertical-align="bottom" fo:padding="0.0278in" fo:border="0.75pt solid #cccccc"/>
    </style:style>
    <style:style style:name="Table1.A13" style:family="table-cell">
      <style:table-cell-properties style:vertical-align="middle" fo:background-color="#efefef" fo:padding="0.0278in" fo:border="0.75pt solid #cccccc">
        <style:background-image/>
      </style:table-cell-properties>
    </style:style>
    <style:style style:name="Table1.B13" style:family="table-cell">
      <style:table-cell-properties style:vertical-align="bottom" fo:background-color="#efefef" fo:padding="0.0278in" fo:border="0.75pt solid #cccccc">
        <style:background-image/>
      </style:table-cell-properties>
    </style:style>
    <style:style style:name="Table1.B14" style:family="table-cell">
      <style:table-cell-properties style:vertical-align="bottom" fo:padding="0.0278in" fo:border="0.75pt solid #cccccc"/>
    </style:style>
    <style:style style:name="Table1.C14" style:family="table-cell">
      <style:table-cell-properties style:vertical-align="bottom" fo:padding="0.0278in" fo:border="0.75pt solid #cccccc"/>
    </style:style>
    <style:style style:name="Table1.D14" style:family="table-cell">
      <style:table-cell-properties style:vertical-align="bottom" fo:padding="0.0278in" fo:border="0.75pt solid #cccccc"/>
    </style:style>
    <style:style style:name="Table1.A15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5" style:family="table-cell">
      <style:table-cell-properties style:vertical-align="bottom" fo:padding="0.0278in" fo:border="0.75pt solid #cccccc"/>
    </style:style>
    <style:style style:name="Table1.C15" style:family="table-cell">
      <style:table-cell-properties style:vertical-align="bottom" fo:padding="0.0278in" fo:border="0.75pt solid #cccccc"/>
    </style:style>
    <style:style style:name="Table1.D15" style:family="table-cell">
      <style:table-cell-properties style:vertical-align="bottom" fo:padding="0.0278in" fo:border="0.75pt solid #cccccc"/>
    </style:style>
    <style:style style:name="Table1.A16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6" style:family="table-cell">
      <style:table-cell-properties style:vertical-align="bottom" fo:padding="0.0278in" fo:border="0.75pt solid #cccccc"/>
    </style:style>
    <style:style style:name="Table1.C16" style:family="table-cell">
      <style:table-cell-properties style:vertical-align="bottom" fo:padding="0.0278in" fo:border="0.75pt solid #cccccc"/>
    </style:style>
    <style:style style:name="Table1.D16" style:family="table-cell">
      <style:table-cell-properties style:vertical-align="bottom" fo:padding="0.0278in" fo:border="0.75pt solid #cccccc"/>
    </style:style>
    <style:style style:name="Table1.A17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17" style:family="table-cell">
      <style:table-cell-properties style:vertical-align="bottom" fo:padding="0.0278in" fo:border="0.75pt solid #cccccc"/>
    </style:style>
    <style:style style:name="Table1.C17" style:family="table-cell">
      <style:table-cell-properties style:vertical-align="bottom" fo:padding="0.0278in" fo:border="0.75pt solid #cccccc"/>
    </style:style>
    <style:style style:name="Table1.D17" style:family="table-cell">
      <style:table-cell-properties style:vertical-align="bottom" fo:padding="0.0278in" fo:border="0.75pt solid #cccccc"/>
    </style:style>
    <style:style style:name="Table1.B19" style:family="table-cell">
      <style:table-cell-properties style:vertical-align="bottom" fo:padding="0.0278in" fo:border="0.75pt solid #cccccc"/>
    </style:style>
    <style:style style:name="Table1.C19" style:family="table-cell">
      <style:table-cell-properties style:vertical-align="bottom" fo:padding="0.0278in" fo:border="0.75pt solid #cccccc"/>
    </style:style>
    <style:style style:name="Table1.D19" style:family="table-cell">
      <style:table-cell-properties style:vertical-align="bottom" fo:padding="0.0278in" fo:border="0.75pt solid #cccccc"/>
    </style:style>
    <style:style style:name="Table1.A20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0" style:family="table-cell">
      <style:table-cell-properties style:vertical-align="bottom" fo:padding="0.0278in" fo:border="0.75pt solid #cccccc"/>
    </style:style>
    <style:style style:name="Table1.C20" style:family="table-cell">
      <style:table-cell-properties style:vertical-align="bottom" fo:padding="0.0278in" fo:border="0.75pt solid #cccccc"/>
    </style:style>
    <style:style style:name="Table1.D20" style:family="table-cell">
      <style:table-cell-properties style:vertical-align="bottom" fo:padding="0.0278in" fo:border="0.75pt solid #cccccc"/>
    </style:style>
    <style:style style:name="Table1.A21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1" style:family="table-cell">
      <style:table-cell-properties style:vertical-align="bottom" fo:padding="0.0278in" fo:border="0.75pt solid #cccccc"/>
    </style:style>
    <style:style style:name="Table1.C21" style:family="table-cell">
      <style:table-cell-properties style:vertical-align="bottom" fo:padding="0.0278in" fo:border="0.75pt solid #cccccc"/>
    </style:style>
    <style:style style:name="Table1.D21" style:family="table-cell">
      <style:table-cell-properties style:vertical-align="bottom" fo:padding="0.0278in" fo:border="0.75pt solid #cccccc"/>
    </style:style>
    <style:style style:name="Table1.A22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2" style:family="table-cell">
      <style:table-cell-properties style:vertical-align="bottom" fo:padding="0.0278in" fo:border="0.75pt solid #cccccc"/>
    </style:style>
    <style:style style:name="Table1.C22" style:family="table-cell">
      <style:table-cell-properties style:vertical-align="bottom" fo:padding="0.0278in" fo:border="0.75pt solid #cccccc"/>
    </style:style>
    <style:style style:name="Table1.D22" style:family="table-cell">
      <style:table-cell-properties style:vertical-align="bottom" fo:padding="0.0278in" fo:border="0.75pt solid #cccccc"/>
    </style:style>
    <style:style style:name="Table1.B24" style:family="table-cell">
      <style:table-cell-properties style:vertical-align="bottom" fo:padding="0.0278in" fo:border="0.75pt solid #cccccc"/>
    </style:style>
    <style:style style:name="Table1.C24" style:family="table-cell">
      <style:table-cell-properties style:vertical-align="bottom" fo:padding="0.0278in" fo:border="0.75pt solid #cccccc"/>
    </style:style>
    <style:style style:name="Table1.D24" style:family="table-cell">
      <style:table-cell-properties style:vertical-align="bottom" fo:padding="0.0278in" fo:border="0.75pt solid #cccccc"/>
    </style:style>
    <style:style style:name="Table1.A25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5" style:family="table-cell">
      <style:table-cell-properties style:vertical-align="bottom" fo:padding="0.0278in" fo:border="0.75pt solid #cccccc"/>
    </style:style>
    <style:style style:name="Table1.C25" style:family="table-cell">
      <style:table-cell-properties style:vertical-align="bottom" fo:padding="0.0278in" fo:border="0.75pt solid #cccccc"/>
    </style:style>
    <style:style style:name="Table1.D25" style:family="table-cell">
      <style:table-cell-properties style:vertical-align="bottom" fo:padding="0.0278in" fo:border="0.75pt solid #cccccc"/>
    </style:style>
    <style:style style:name="Table1.A26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6" style:family="table-cell">
      <style:table-cell-properties style:vertical-align="bottom" fo:padding="0.0278in" fo:border="0.75pt solid #cccccc"/>
    </style:style>
    <style:style style:name="Table1.C26" style:family="table-cell">
      <style:table-cell-properties style:vertical-align="bottom" fo:padding="0.0278in" fo:border="0.75pt solid #cccccc"/>
    </style:style>
    <style:style style:name="Table1.D26" style:family="table-cell">
      <style:table-cell-properties style:vertical-align="bottom" fo:padding="0.0278in" fo:border="0.75pt solid #cccccc"/>
    </style:style>
    <style:style style:name="Table1.A27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7" style:family="table-cell">
      <style:table-cell-properties style:vertical-align="bottom" fo:padding="0.0278in" fo:border="0.75pt solid #cccccc"/>
    </style:style>
    <style:style style:name="Table1.C27" style:family="table-cell">
      <style:table-cell-properties style:vertical-align="bottom" fo:padding="0.0278in" fo:border="0.75pt solid #cccccc"/>
    </style:style>
    <style:style style:name="Table1.D27" style:family="table-cell">
      <style:table-cell-properties style:vertical-align="bottom" fo:padding="0.0278in" fo:border="0.75pt solid #cccccc"/>
    </style:style>
    <style:style style:name="Table1.A28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8" style:family="table-cell">
      <style:table-cell-properties style:vertical-align="bottom" fo:padding="0.0278in" fo:border="0.75pt solid #cccccc"/>
    </style:style>
    <style:style style:name="Table1.C28" style:family="table-cell">
      <style:table-cell-properties style:vertical-align="bottom" fo:padding="0.0278in" fo:border="0.75pt solid #cccccc"/>
    </style:style>
    <style:style style:name="Table1.D28" style:family="table-cell">
      <style:table-cell-properties style:vertical-align="bottom" fo:padding="0.0278in" fo:border="0.75pt solid #cccccc"/>
    </style:style>
    <style:style style:name="Table1.A29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29" style:family="table-cell">
      <style:table-cell-properties style:vertical-align="bottom" fo:padding="0.0278in" fo:border="0.75pt solid #cccccc"/>
    </style:style>
    <style:style style:name="Table1.C29" style:family="table-cell">
      <style:table-cell-properties style:vertical-align="bottom" fo:padding="0.0278in" fo:border="0.75pt solid #cccccc"/>
    </style:style>
    <style:style style:name="Table1.D29" style:family="table-cell">
      <style:table-cell-properties style:vertical-align="bottom" fo:padding="0.0278in" fo:border="0.75pt solid #cccccc"/>
    </style:style>
    <style:style style:name="Table1.A30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30" style:family="table-cell">
      <style:table-cell-properties style:vertical-align="bottom" fo:padding="0.0278in" fo:border="0.75pt solid #cccccc"/>
    </style:style>
    <style:style style:name="Table1.C30" style:family="table-cell">
      <style:table-cell-properties style:vertical-align="bottom" fo:padding="0.0278in" fo:border="0.75pt solid #cccccc"/>
    </style:style>
    <style:style style:name="Table1.D30" style:family="table-cell">
      <style:table-cell-properties style:vertical-align="bottom" fo:padding="0.0278in" fo:border="0.75pt solid #cccccc"/>
    </style:style>
    <style:style style:name="Table1.B32" style:family="table-cell">
      <style:table-cell-properties style:vertical-align="bottom" fo:padding="0.0278in" fo:border="0.75pt solid #cccccc"/>
    </style:style>
    <style:style style:name="Table1.C32" style:family="table-cell">
      <style:table-cell-properties style:vertical-align="bottom" fo:padding="0.0278in" fo:border="0.75pt solid #cccccc"/>
    </style:style>
    <style:style style:name="Table1.D32" style:family="table-cell">
      <style:table-cell-properties style:vertical-align="bottom" fo:padding="0.0278in" fo:border="0.75pt solid #cccccc"/>
    </style:style>
    <style:style style:name="Table1.A33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33" style:family="table-cell">
      <style:table-cell-properties style:vertical-align="bottom" fo:padding="0.0278in" fo:border="0.75pt solid #cccccc"/>
    </style:style>
    <style:style style:name="Table1.C33" style:family="table-cell">
      <style:table-cell-properties style:vertical-align="bottom" fo:padding="0.0278in" fo:border="0.75pt solid #cccccc"/>
    </style:style>
    <style:style style:name="Table1.D33" style:family="table-cell">
      <style:table-cell-properties style:vertical-align="bottom" fo:padding="0.0278in" fo:border="0.75pt solid #cccccc"/>
    </style:style>
    <style:style style:name="Table1.A34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34" style:family="table-cell">
      <style:table-cell-properties style:vertical-align="bottom" fo:padding="0.0278in" fo:border="0.75pt solid #cccccc"/>
    </style:style>
    <style:style style:name="Table1.C34" style:family="table-cell">
      <style:table-cell-properties style:vertical-align="bottom" fo:padding="0.0278in" fo:border="0.75pt solid #cccccc"/>
    </style:style>
    <style:style style:name="Table1.D34" style:family="table-cell">
      <style:table-cell-properties style:vertical-align="bottom" fo:padding="0.0278in" fo:border="0.75pt solid #cccccc"/>
    </style:style>
    <style:style style:name="Table1.B36" style:family="table-cell">
      <style:table-cell-properties style:vertical-align="bottom" fo:padding="0.0278in" fo:border="0.75pt solid #cccccc"/>
    </style:style>
    <style:style style:name="Table1.C36" style:family="table-cell">
      <style:table-cell-properties style:vertical-align="bottom" fo:padding="0.0278in" fo:border="0.75pt solid #cccccc"/>
    </style:style>
    <style:style style:name="Table1.D36" style:family="table-cell">
      <style:table-cell-properties style:vertical-align="bottom" fo:padding="0.0278in" fo:border="0.75pt solid #cccccc"/>
    </style:style>
    <style:style style:name="Table1.37" style:family="table-row">
      <style:table-row-properties style:min-row-height="0.2778in" fo:keep-together="auto"/>
    </style:style>
    <style:style style:name="Table1.A37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37" style:family="table-cell">
      <style:table-cell-properties style:vertical-align="bottom" fo:padding="0.0278in" fo:border="0.75pt solid #cccccc"/>
    </style:style>
    <style:style style:name="Table1.C37" style:family="table-cell">
      <style:table-cell-properties style:vertical-align="bottom" fo:padding="0.0278in" fo:border="0.75pt solid #cccccc"/>
    </style:style>
    <style:style style:name="Table1.D37" style:family="table-cell">
      <style:table-cell-properties style:vertical-align="bottom" fo:padding="0.0278in" fo:border="0.75pt solid #cccccc"/>
    </style:style>
    <style:style style:name="Table1.A38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38" style:family="table-cell">
      <style:table-cell-properties style:vertical-align="bottom" fo:padding="0.0278in" fo:border="0.75pt solid #cccccc"/>
    </style:style>
    <style:style style:name="Table1.C38" style:family="table-cell">
      <style:table-cell-properties style:vertical-align="bottom" fo:padding="0.0278in" fo:border="0.75pt solid #cccccc"/>
    </style:style>
    <style:style style:name="Table1.D38" style:family="table-cell">
      <style:table-cell-properties style:vertical-align="bottom" fo:padding="0.0278in" fo:border="0.75pt solid #cccccc"/>
    </style:style>
    <style:style style:name="Table1.B39" style:family="table-cell">
      <style:table-cell-properties style:vertical-align="bottom" fo:padding="0.0278in" fo:border="0.75pt solid #cccccc"/>
    </style:style>
    <style:style style:name="Table1.C39" style:family="table-cell">
      <style:table-cell-properties style:vertical-align="bottom" fo:padding="0.0278in" fo:border="0.75pt solid #cccccc"/>
    </style:style>
    <style:style style:name="Table1.D39" style:family="table-cell">
      <style:table-cell-properties style:vertical-align="bottom" fo:padding="0.0278in" fo:border="0.75pt solid #cccccc"/>
    </style:style>
    <style:style style:name="Table1.B41" style:family="table-cell">
      <style:table-cell-properties style:vertical-align="bottom" fo:padding="0.0278in" fo:border="0.75pt solid #cccccc"/>
    </style:style>
    <style:style style:name="Table1.C41" style:family="table-cell">
      <style:table-cell-properties style:vertical-align="bottom" fo:padding="0.0278in" fo:border="0.75pt solid #cccccc"/>
    </style:style>
    <style:style style:name="Table1.D41" style:family="table-cell">
      <style:table-cell-properties style:vertical-align="bottom" fo:padding="0.0278in" fo:border="0.75pt solid #cccccc"/>
    </style:style>
    <style:style style:name="Table1.A42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42" style:family="table-cell">
      <style:table-cell-properties style:vertical-align="bottom" fo:padding="0.0278in" fo:border="0.75pt solid #cccccc"/>
    </style:style>
    <style:style style:name="Table1.C42" style:family="table-cell">
      <style:table-cell-properties style:vertical-align="bottom" fo:padding="0.0278in" fo:border="0.75pt solid #cccccc"/>
    </style:style>
    <style:style style:name="Table1.D42" style:family="table-cell">
      <style:table-cell-properties style:vertical-align="bottom" fo:padding="0.0278in" fo:border="0.75pt solid #cccccc"/>
    </style:style>
    <style:style style:name="Table1.B44" style:family="table-cell">
      <style:table-cell-properties style:vertical-align="bottom" fo:padding="0.0278in" fo:border="0.75pt solid #cccccc"/>
    </style:style>
    <style:style style:name="Table1.C44" style:family="table-cell">
      <style:table-cell-properties style:vertical-align="bottom" fo:padding="0.0278in" fo:border="0.75pt solid #cccccc"/>
    </style:style>
    <style:style style:name="Table1.D44" style:family="table-cell">
      <style:table-cell-properties style:vertical-align="bottom" fo:padding="0.0278in" fo:border="0.75pt solid #cccccc"/>
    </style:style>
    <style:style style:name="Table1.A45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45" style:family="table-cell">
      <style:table-cell-properties style:vertical-align="bottom" fo:padding="0.0278in" fo:border="0.75pt solid #cccccc"/>
    </style:style>
    <style:style style:name="Table1.C45" style:family="table-cell">
      <style:table-cell-properties style:vertical-align="bottom" fo:padding="0.0278in" fo:border="0.75pt solid #cccccc"/>
    </style:style>
    <style:style style:name="Table1.D45" style:family="table-cell">
      <style:table-cell-properties style:vertical-align="bottom" fo:padding="0.0278in" fo:border="0.75pt solid #cccccc"/>
    </style:style>
    <style:style style:name="Table1.A46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46" style:family="table-cell">
      <style:table-cell-properties style:vertical-align="bottom" fo:padding="0.0278in" fo:border="0.75pt solid #cccccc"/>
    </style:style>
    <style:style style:name="Table1.C46" style:family="table-cell">
      <style:table-cell-properties style:vertical-align="bottom" fo:padding="0.0278in" fo:border="0.75pt solid #cccccc"/>
    </style:style>
    <style:style style:name="Table1.D46" style:family="table-cell">
      <style:table-cell-properties style:vertical-align="bottom" fo:padding="0.0278in" fo:border="0.75pt solid #cccccc"/>
    </style:style>
    <style:style style:name="Table1.B48" style:family="table-cell">
      <style:table-cell-properties style:vertical-align="bottom" fo:padding="0.0278in" fo:border="0.75pt solid #cccccc"/>
    </style:style>
    <style:style style:name="Table1.C48" style:family="table-cell">
      <style:table-cell-properties style:vertical-align="bottom" fo:padding="0.0278in" fo:border="0.75pt solid #cccccc"/>
    </style:style>
    <style:style style:name="Table1.D48" style:family="table-cell">
      <style:table-cell-properties style:vertical-align="bottom" fo:padding="0.0278in" fo:border="0.75pt solid #cccccc"/>
    </style:style>
    <style:style style:name="Table1.A49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49" style:family="table-cell">
      <style:table-cell-properties style:vertical-align="bottom" fo:padding="0.0278in" fo:border="0.75pt solid #cccccc"/>
    </style:style>
    <style:style style:name="Table1.C49" style:family="table-cell">
      <style:table-cell-properties style:vertical-align="bottom" fo:padding="0.0278in" fo:border="0.75pt solid #cccccc"/>
    </style:style>
    <style:style style:name="Table1.D49" style:family="table-cell">
      <style:table-cell-properties style:vertical-align="bottom" fo:padding="0.0278in" fo:border="0.75pt solid #cccccc"/>
    </style:style>
    <style:style style:name="Table1.A50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50" style:family="table-cell">
      <style:table-cell-properties style:vertical-align="bottom" fo:padding="0.0278in" fo:border="0.75pt solid #cccccc"/>
    </style:style>
    <style:style style:name="Table1.C50" style:family="table-cell">
      <style:table-cell-properties style:vertical-align="bottom" fo:padding="0.0278in" fo:border="0.75pt solid #cccccc"/>
    </style:style>
    <style:style style:name="Table1.D50" style:family="table-cell">
      <style:table-cell-properties style:vertical-align="bottom" fo:padding="0.0278in" fo:border="0.75pt solid #cccccc"/>
    </style:style>
    <style:style style:name="Table1.B52" style:family="table-cell">
      <style:table-cell-properties style:vertical-align="bottom" fo:padding="0.0278in" fo:border="0.75pt solid #cccccc"/>
    </style:style>
    <style:style style:name="Table1.C52" style:family="table-cell">
      <style:table-cell-properties style:vertical-align="bottom" fo:padding="0.0278in" fo:border="0.75pt solid #cccccc"/>
    </style:style>
    <style:style style:name="Table1.D52" style:family="table-cell">
      <style:table-cell-properties style:vertical-align="bottom" fo:padding="0.0278in" fo:border="0.75pt solid #cccccc"/>
    </style:style>
    <style:style style:name="Table1.A53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53" style:family="table-cell">
      <style:table-cell-properties style:vertical-align="bottom" fo:padding="0.0278in" fo:border="0.75pt solid #cccccc"/>
    </style:style>
    <style:style style:name="Table1.C53" style:family="table-cell">
      <style:table-cell-properties style:vertical-align="bottom" fo:padding="0.0278in" fo:border="0.75pt solid #cccccc"/>
    </style:style>
    <style:style style:name="Table1.D53" style:family="table-cell">
      <style:table-cell-properties style:vertical-align="bottom" fo:padding="0.0278in" fo:border="0.75pt solid #cccccc"/>
    </style:style>
    <style:style style:name="Table1.A54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54" style:family="table-cell">
      <style:table-cell-properties style:vertical-align="bottom" fo:padding="0.0278in" fo:border="0.75pt solid #cccccc"/>
    </style:style>
    <style:style style:name="Table1.C54" style:family="table-cell">
      <style:table-cell-properties style:vertical-align="bottom" fo:padding="0.0278in" fo:border="0.75pt solid #cccccc"/>
    </style:style>
    <style:style style:name="Table1.D54" style:family="table-cell">
      <style:table-cell-properties style:vertical-align="bottom" fo:padding="0.0278in" fo:border="0.75pt solid #cccccc"/>
    </style:style>
    <style:style style:name="Table1.A55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55" style:family="table-cell">
      <style:table-cell-properties style:vertical-align="bottom" fo:padding="0.0278in" fo:border="0.75pt solid #cccccc"/>
    </style:style>
    <style:style style:name="Table1.C55" style:family="table-cell">
      <style:table-cell-properties style:vertical-align="bottom" fo:padding="0.0278in" fo:border="0.75pt solid #cccccc"/>
    </style:style>
    <style:style style:name="Table1.D55" style:family="table-cell">
      <style:table-cell-properties style:vertical-align="bottom" fo:padding="0.0278in" fo:border="0.75pt solid #cccccc"/>
    </style:style>
    <style:style style:name="Table1.B57" style:family="table-cell">
      <style:table-cell-properties style:vertical-align="bottom" fo:padding="0.0278in" fo:border="0.75pt solid #cccccc"/>
    </style:style>
    <style:style style:name="Table1.C57" style:family="table-cell">
      <style:table-cell-properties style:vertical-align="bottom" fo:padding="0.0278in" fo:border="0.75pt solid #cccccc"/>
    </style:style>
    <style:style style:name="Table1.D57" style:family="table-cell">
      <style:table-cell-properties style:vertical-align="bottom" fo:padding="0.0278in" fo:border="0.75pt solid #cccccc"/>
    </style:style>
    <style:style style:name="Table1.A58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58" style:family="table-cell">
      <style:table-cell-properties style:vertical-align="bottom" fo:padding="0.0278in" fo:border="0.75pt solid #cccccc"/>
    </style:style>
    <style:style style:name="Table1.C58" style:family="table-cell">
      <style:table-cell-properties style:vertical-align="bottom" fo:padding="0.0278in" fo:border="0.75pt solid #cccccc"/>
    </style:style>
    <style:style style:name="Table1.D58" style:family="table-cell">
      <style:table-cell-properties style:vertical-align="bottom" fo:padding="0.0278in" fo:border="0.75pt solid #cccccc"/>
    </style:style>
    <style:style style:name="Table1.B60" style:family="table-cell">
      <style:table-cell-properties style:vertical-align="bottom" fo:padding="0.0278in" fo:border="0.75pt solid #cccccc"/>
    </style:style>
    <style:style style:name="Table1.C60" style:family="table-cell">
      <style:table-cell-properties style:vertical-align="bottom" fo:padding="0.0278in" fo:border="0.75pt solid #cccccc"/>
    </style:style>
    <style:style style:name="Table1.D60" style:family="table-cell">
      <style:table-cell-properties style:vertical-align="bottom" fo:padding="0.0278in" fo:border="0.75pt solid #cccccc"/>
    </style:style>
    <style:style style:name="Table1.A61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61" style:family="table-cell">
      <style:table-cell-properties style:vertical-align="bottom" fo:padding="0.0278in" fo:border="0.75pt solid #cccccc"/>
    </style:style>
    <style:style style:name="Table1.C61" style:family="table-cell">
      <style:table-cell-properties style:vertical-align="bottom" fo:padding="0.0278in" fo:border="0.75pt solid #cccccc"/>
    </style:style>
    <style:style style:name="Table1.D61" style:family="table-cell">
      <style:table-cell-properties style:vertical-align="bottom" fo:padding="0.0278in" fo:border="0.75pt solid #cccccc"/>
    </style:style>
    <style:style style:name="Table1.A62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62" style:family="table-cell">
      <style:table-cell-properties style:vertical-align="bottom" fo:padding="0.0278in" fo:border="0.75pt solid #cccccc"/>
    </style:style>
    <style:style style:name="Table1.C62" style:family="table-cell">
      <style:table-cell-properties style:vertical-align="bottom" fo:padding="0.0278in" fo:border="0.75pt solid #cccccc"/>
    </style:style>
    <style:style style:name="Table1.D62" style:family="table-cell">
      <style:table-cell-properties style:vertical-align="bottom" fo:padding="0.0278in" fo:border="0.75pt solid #cccccc"/>
    </style:style>
    <style:style style:name="Table1.B64" style:family="table-cell">
      <style:table-cell-properties style:vertical-align="bottom" fo:padding="0.0278in" fo:border="0.75pt solid #cccccc"/>
    </style:style>
    <style:style style:name="Table1.C64" style:family="table-cell">
      <style:table-cell-properties style:vertical-align="bottom" fo:padding="0.0278in" fo:border="0.75pt solid #cccccc"/>
    </style:style>
    <style:style style:name="Table1.D64" style:family="table-cell">
      <style:table-cell-properties style:vertical-align="bottom" fo:padding="0.0278in" fo:border="0.75pt solid #cccccc"/>
    </style:style>
    <style:style style:name="Table1.A65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65" style:family="table-cell">
      <style:table-cell-properties style:vertical-align="bottom" fo:padding="0.0278in" fo:border="0.75pt solid #cccccc"/>
    </style:style>
    <style:style style:name="Table1.C65" style:family="table-cell">
      <style:table-cell-properties style:vertical-align="bottom" fo:padding="0.0278in" fo:border="0.75pt solid #cccccc"/>
    </style:style>
    <style:style style:name="Table1.D65" style:family="table-cell">
      <style:table-cell-properties style:vertical-align="bottom" fo:padding="0.0278in" fo:border="0.75pt solid #cccccc"/>
    </style:style>
    <style:style style:name="Table1.A66" style:family="table-cell">
      <style:table-cell-properties style:vertical-align="" fo:padding="0.0694in" fo:border-left="none" fo:border-right="0.75pt solid #cccccc" fo:border-top="none" fo:border-bottom="0.75pt solid #cccccc"/>
    </style:style>
    <style:style style:name="Table1.B66" style:family="table-cell">
      <style:table-cell-properties style:vertical-align="bottom" fo:padding="0.0278in" fo:border="0.75pt solid #cccccc"/>
    </style:style>
    <style:style style:name="Table1.C66" style:family="table-cell">
      <style:table-cell-properties style:vertical-align="bottom" fo:padding="0.0278in" fo:border="0.75pt solid #cccccc"/>
    </style:style>
    <style:style style:name="Table1.D66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Heading_20_2" style:master-page-name="Standard">
      <style:paragraph-properties fo:margin-top="0in" fo:margin-bottom="0in" loext:contextual-spacing="false" fo:line-height="100%" style:page-number="1"/>
    </style:style>
    <style:style style:name="T1" style:family="text">
      <style:text-properties style:font-name="Caveat" fo:font-size="18pt" style:font-name-asian="Caveat1" style:font-size-asian="18pt" style:font-name-complex="Caveat1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4wkmu5o8sr6r"/><text:span text:style-name="T1">Tech Skills </text:span></text:p>
      <text:p text:style-name="Standard"/>
      <text:p text:style-name="Standard">Rate your own skill from 0 to 5</text:p>
      <text:p text:style-name="P7">0 (not familiar with)</text:p>
      <text:p text:style-name="P7">1 (heard of -- never used)</text:p>
      <text:p text:style-name="P7">2 (used at least once -- still vague for you)</text:p>
      <text:p text:style-name="P7">3 (implemented/used couple of times -- not fully in depth)</text:p>
      <text:p text:style-name="P7">4 (used frequently -- not proficient)</text:p>
      <text:p text:style-name="P7">5 (proficient)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">category</text:span></text:p>
          </table:table-cell>
          <table:table-cell table:style-name="Table1.B1" office:value-type="string">
            <text:p text:style-name="P1"><text:span text:style-name="T2">tech</text:span></text:p>
          </table:table-cell>
          <table:table-cell table:style-name="Table1.B1" office:value-type="string">
            <text:p text:style-name="P1"><text:span text:style-name="T2">rank</text:span></text:p>
          </table:table-cell>
          <table:table-cell table:style-name="Table1.B1" office:value-type="string">
            <text:p text:style-name="P1"><text:span text:style-name="T2">notes</text:span></text:p>
          </table:table-cell>
        </table:table-row>
        <table:table-row table:style-name="Table1.1">
          <table:table-cell table:style-name="Table1.A2" table:number-rows-spanned="11" office:value-type="string">
            <text:p text:style-name="P1"><text:span text:style-name="T4">Coding and scripting skills</text:span></text:p>
          </table:table-cell>
          <table:table-cell table:style-name="Table1.B2" office:value-type="string">
            <text:p text:style-name="P2">Python</text:p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covered-table-cell/>
          <table:table-cell table:style-name="Table1.B3" office:value-type="string">
            <text:p text:style-name="P2">Bash</text:p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2">GO</text:p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 table:style-name="Table1.1">
          <table:covered-table-cell/>
          <table:table-cell table:style-name="Table1.B5" office:value-type="string">
            <text:p text:style-name="P2">Node.js</text:p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</table:table-row>
        <table:table-row table:style-name="Table1.1">
          <table:covered-table-cell/>
          <table:table-cell table:style-name="Table1.B6" office:value-type="string">
            <text:p text:style-name="P2">Perl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</table:table-row>
        <table:table-row table:style-name="Table1.1">
          <table:covered-table-cell/>
          <table:table-cell table:style-name="Table1.B7" office:value-type="string">
            <text:p text:style-name="P2">Ruby</text:p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</table:table-row>
        <table:table-row table:style-name="Table1.1">
          <table:covered-table-cell/>
          <table:table-cell table:style-name="Table1.B8" office:value-type="string">
            <text:p text:style-name="P2">Java</text:p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</table:table-row>
        <table:table-row table:style-name="Table1.1">
          <table:covered-table-cell/>
          <table:table-cell table:style-name="Table1.B9" office:value-type="string">
            <text:p text:style-name="P2">Javascript</text:p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</table:table-row>
        <table:table-row table:style-name="Table1.1">
          <table:covered-table-cell/>
          <table:table-cell table:style-name="Table1.B10" office:value-type="string">
            <text:p text:style-name="P2">Shell</text:p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2">PowerShell</text:p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</table:table-row>
        <table:table-row table:style-name="Table1.1">
          <table:covered-table-cell/>
          <table:table-cell table:style-name="Table1.B12" office:value-type="string">
            <text:p text:style-name="P2">PHP</text:p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4" office:value-type="string">
            <text:p text:style-name="P1"><text:span text:style-name="T4">System Administration</text:span>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/>
          </table:table-cell>
        </table:table-row>
        <table:table-row table:style-name="Table1.1">
          <table:covered-table-cell/>
          <table:table-cell table:style-name="Table1.B15" office:value-type="string">
            <text:p text:style-name="P2">Linux</text:p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3"/>
          </table:table-cell>
        </table:table-row>
        <table:table-row table:style-name="Table1.1">
          <table:covered-table-cell/>
          <table:table-cell table:style-name="Table1.B16" office:value-type="string">
            <text:p text:style-name="P2">Windows</text:p>
          </table:table-cell>
          <table:table-cell table:style-name="Table1.C16" office:value-type="string">
            <text:p text:style-name="P3"/>
          </table:table-cell>
          <table:table-cell table:style-name="Table1.D16" office:value-type="string">
            <text:p text:style-name="P3"/>
          </table:table-cell>
        </table:table-row>
        <table:table-row table:style-name="Table1.1">
          <table:covered-table-cell/>
          <table:table-cell table:style-name="Table1.B17" office:value-type="string">
            <text:p text:style-name="P2">*Working on permis</text:p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4" office:value-type="string">
            <text:p text:style-name="P1"><text:span text:style-name="T4">IT management</text:span></text:p>
          </table:table-cell>
          <table:table-cell table:style-name="Table1.B19" office:value-type="string">
            <text:p text:style-name="P2">Networking</text:p>
          </table:table-cell>
          <table:table-cell table:style-name="Table1.C19" office:value-type="string">
            <text:p text:style-name="P3"/>
          </table:table-cell>
          <table:table-cell table:style-name="Table1.D19" office:value-type="string">
            <text:p text:style-name="P3"/>
          </table:table-cell>
        </table:table-row>
        <table:table-row table:style-name="Table1.1">
          <table:covered-table-cell/>
          <table:table-cell table:style-name="Table1.B20" office:value-type="string">
            <text:p text:style-name="P2">Storage</text:p>
          </table:table-cell>
          <table:table-cell table:style-name="Table1.C20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ext:soft-page-break/>
        <table:table-row table:style-name="Table1.1">
          <table:covered-table-cell/>
          <table:table-cell table:style-name="Table1.B21" office:value-type="string">
            <text:p text:style-name="P2">Security</text:p>
          </table:table-cell>
          <table:table-cell table:style-name="Table1.C21" office:value-type="string">
            <text:p text:style-name="P3"/>
          </table:table-cell>
          <table:table-cell table:style-name="Table1.D21" office:value-type="string">
            <text:p text:style-name="P3"/>
          </table:table-cell>
        </table:table-row>
        <table:table-row table:style-name="Table1.1">
          <table:covered-table-cell/>
          <table:table-cell table:style-name="Table1.B22" office:value-type="string">
            <text:p text:style-name="P2">\+resources administration</text:p>
          </table:table-cell>
          <table:table-cell table:style-name="Table1.C22" office:value-type="string">
            <text:p text:style-name="P3"/>
          </table:table-cell>
          <table:table-cell table:style-name="Table1.D22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7" office:value-type="string">
            <text:p text:style-name="P1"><text:span text:style-name="T4">database and datastore engines</text:span></text:p>
          </table:table-cell>
          <table:table-cell table:style-name="Table1.B24" office:value-type="string">
            <text:p text:style-name="P2">Mongo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/>
          </table:table-cell>
        </table:table-row>
        <table:table-row table:style-name="Table1.1">
          <table:covered-table-cell/>
          <table:table-cell table:style-name="Table1.B25" office:value-type="string">
            <text:p text:style-name="P2">Cassandra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/>
          </table:table-cell>
        </table:table-row>
        <table:table-row table:style-name="Table1.1">
          <table:covered-table-cell/>
          <table:table-cell table:style-name="Table1.B26" office:value-type="string">
            <text:p text:style-name="P2">Mysql</text:p>
          </table:table-cell>
          <table:table-cell table:style-name="Table1.C26" office:value-type="string">
            <text:p text:style-name="P3"/>
          </table:table-cell>
          <table:table-cell table:style-name="Table1.D26" office:value-type="string">
            <text:p text:style-name="P3"/>
          </table:table-cell>
        </table:table-row>
        <table:table-row table:style-name="Table1.1">
          <table:covered-table-cell/>
          <table:table-cell table:style-name="Table1.B27" office:value-type="string">
            <text:p text:style-name="P2">MsSql</text:p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</table:table-row>
        <table:table-row table:style-name="Table1.1">
          <table:covered-table-cell/>
          <table:table-cell table:style-name="Table1.B28" office:value-type="string">
            <text:p text:style-name="P2">PostgreSql</text:p>
          </table:table-cell>
          <table:table-cell table:style-name="Table1.C28" office:value-type="string">
            <text:p text:style-name="P3"/>
          </table:table-cell>
          <table:table-cell table:style-name="Table1.D28" office:value-type="string">
            <text:p text:style-name="P3"/>
          </table:table-cell>
        </table:table-row>
        <table:table-row table:style-name="Table1.1">
          <table:covered-table-cell/>
          <table:table-cell table:style-name="Table1.B29" office:value-type="string">
            <text:p text:style-name="P2">Redis</text:p>
          </table:table-cell>
          <table:table-cell table:style-name="Table1.C29" office:value-type="string">
            <text:p text:style-name="P3"/>
          </table:table-cell>
          <table:table-cell table:style-name="Table1.D29" office:value-type="string">
            <text:p text:style-name="P3"/>
          </table:table-cell>
        </table:table-row>
        <table:table-row table:style-name="Table1.1">
          <table:covered-table-cell/>
          <table:table-cell table:style-name="Table1.B30" office:value-type="string">
            <text:p text:style-name="P2">Elasticsearch</text:p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3" office:value-type="string">
            <text:p text:style-name="P1"><text:span text:style-name="T4">Web services</text:span></text:p>
          </table:table-cell>
          <table:table-cell table:style-name="Table1.B32" office:value-type="string">
            <text:p text:style-name="P2">nginx</text:p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</table:table-row>
        <table:table-row table:style-name="Table1.1">
          <table:covered-table-cell/>
          <table:table-cell table:style-name="Table1.B33" office:value-type="string">
            <text:p text:style-name="P2">Apache</text:p>
          </table:table-cell>
          <table:table-cell table:style-name="Table1.C33" office:value-type="string">
            <text:p text:style-name="P3"/>
          </table:table-cell>
          <table:table-cell table:style-name="Table1.D33" office:value-type="string">
            <text:p text:style-name="P3"/>
          </table:table-cell>
        </table:table-row>
        <table:table-row table:style-name="Table1.1">
          <table:covered-table-cell/>
          <table:table-cell table:style-name="Table1.B34" office:value-type="string">
            <text:p text:style-name="P2">PHP-FPM</text:p>
          </table:table-cell>
          <table:table-cell table:style-name="Table1.C34" office:value-type="string">
            <text:p text:style-name="P3"/>
          </table:table-cell>
          <table:table-cell table:style-name="Table1.D34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4" office:value-type="string">
            <text:p text:style-name="P1"><text:span text:style-name="T4">Testing Skills and tools</text:span></text:p>
          </table:table-cell>
          <table:table-cell table:style-name="Table1.B36" office:value-type="string">
            <text:p text:style-name="P2">CT</text:p>
          </table:table-cell>
          <table:table-cell table:style-name="Table1.C36" office:value-type="string">
            <text:p text:style-name="P3"/>
          </table:table-cell>
          <table:table-cell table:style-name="Table1.D36" office:value-type="string">
            <text:p text:style-name="P3"/>
          </table:table-cell>
        </table:table-row>
        <table:table-row table:style-name="Table1.37">
          <table:covered-table-cell/>
          <table:table-cell table:style-name="Table1.B37" office:value-type="string">
            <text:p text:style-name="P2">selenium</text:p>
          </table:table-cell>
          <table:table-cell table:style-name="Table1.C37" office:value-type="string">
            <text:p text:style-name="P3"/>
          </table:table-cell>
          <table:table-cell table:style-name="Table1.D37" office:value-type="string">
            <text:p text:style-name="P3"/>
          </table:table-cell>
        </table:table-row>
        <table:table-row table:style-name="Table1.37">
          <table:covered-table-cell/>
          <table:table-cell table:style-name="Table1.B38" office:value-type="string">
            <text:p text:style-name="P2"><text:span text:style-name="T3">cucumber</text:span></text:p>
          </table:table-cell>
          <table:table-cell table:style-name="Table1.C38" office:value-type="string">
            <text:p text:style-name="P3"/>
          </table:table-cell>
          <table:table-cell table:style-name="Table1.D38" office:value-type="string">
            <text:p text:style-name="P3"/>
          </table:table-cell>
        </table:table-row>
        <table:table-row table:style-name="Table1.1">
          <table:covered-table-cell/>
          <table:table-cell table:style-name="Table1.B39" office:value-type="string">
            <text:p text:style-name="P2">jemeter</text:p>
          </table:table-cell>
          <table:table-cell table:style-name="Table1.C39" office:value-type="string">
            <text:p text:style-name="P3"/>
          </table:table-cell>
          <table:table-cell table:style-name="Table1.D39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ext:soft-page-break/>
        <table:table-row table:style-name="Table1.1">
          <table:table-cell table:style-name="Table1.A2" table:number-rows-spanned="2" office:value-type="string">
            <text:p text:style-name="P1"><text:span text:style-name="T4">Source Control</text:span></text:p>
          </table:table-cell>
          <table:table-cell table:style-name="Table1.B41" office:value-type="string">
            <text:p text:style-name="P2">Git</text:p>
          </table:table-cell>
          <table:table-cell table:style-name="Table1.C41" office:value-type="string">
            <text:p text:style-name="P3"/>
          </table:table-cell>
          <table:table-cell table:style-name="Table1.D41" office:value-type="string">
            <text:p text:style-name="P3"/>
          </table:table-cell>
        </table:table-row>
        <table:table-row table:style-name="Table1.1">
          <table:covered-table-cell/>
          <table:table-cell table:style-name="Table1.B42" office:value-type="string">
            <text:p text:style-name="P2">Svn</text:p>
          </table:table-cell>
          <table:table-cell table:style-name="Table1.C42" office:value-type="string">
            <text:p text:style-name="P3"/>
          </table:table-cell>
          <table:table-cell table:style-name="Table1.D42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3" office:value-type="string">
            <text:p text:style-name="P1"><text:span text:style-name="T4">Continuous Integration</text:span></text:p>
          </table:table-cell>
          <table:table-cell table:style-name="Table1.B44" office:value-type="string">
            <text:p text:style-name="P2">Jenkins</text:p>
          </table:table-cell>
          <table:table-cell table:style-name="Table1.C44" office:value-type="string">
            <text:p text:style-name="P3"/>
          </table:table-cell>
          <table:table-cell table:style-name="Table1.D44" office:value-type="string">
            <text:p text:style-name="P3"/>
          </table:table-cell>
        </table:table-row>
        <table:table-row table:style-name="Table1.1">
          <table:covered-table-cell/>
          <table:table-cell table:style-name="Table1.B45" office:value-type="string">
            <text:p text:style-name="P2">Bamboo</text:p>
          </table:table-cell>
          <table:table-cell table:style-name="Table1.C45" office:value-type="string">
            <text:p text:style-name="P3"/>
          </table:table-cell>
          <table:table-cell table:style-name="Table1.D45" office:value-type="string">
            <text:p text:style-name="P3"/>
          </table:table-cell>
        </table:table-row>
        <table:table-row table:style-name="Table1.1">
          <table:covered-table-cell/>
          <table:table-cell table:style-name="Table1.B46" office:value-type="string">
            <text:p text:style-name="P2">Teamcity</text:p>
          </table:table-cell>
          <table:table-cell table:style-name="Table1.C46" office:value-type="string">
            <text:p text:style-name="P3"/>
          </table:table-cell>
          <table:table-cell table:style-name="Table1.D46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3" office:value-type="string">
            <text:p text:style-name="P1"><text:span text:style-name="T4">Configuration Management</text:span></text:p>
          </table:table-cell>
          <table:table-cell table:style-name="Table1.B48" office:value-type="string">
            <text:p text:style-name="P2">Puppet</text:p>
          </table:table-cell>
          <table:table-cell table:style-name="Table1.C48" office:value-type="string">
            <text:p text:style-name="P3"/>
          </table:table-cell>
          <table:table-cell table:style-name="Table1.D48" office:value-type="string">
            <text:p text:style-name="P3"/>
          </table:table-cell>
        </table:table-row>
        <table:table-row table:style-name="Table1.1">
          <table:covered-table-cell/>
          <table:table-cell table:style-name="Table1.B49" office:value-type="string">
            <text:p text:style-name="P2">Chef</text:p>
          </table:table-cell>
          <table:table-cell table:style-name="Table1.C49" office:value-type="string">
            <text:p text:style-name="P3"/>
          </table:table-cell>
          <table:table-cell table:style-name="Table1.D49" office:value-type="string">
            <text:p text:style-name="P3"/>
          </table:table-cell>
        </table:table-row>
        <table:table-row table:style-name="Table1.1">
          <table:covered-table-cell/>
          <table:table-cell table:style-name="Table1.B50" office:value-type="string">
            <text:p text:style-name="P2">Ansible</text:p>
          </table:table-cell>
          <table:table-cell table:style-name="Table1.C50" office:value-type="string">
            <text:p text:style-name="P3"/>
          </table:table-cell>
          <table:table-cell table:style-name="Table1.D50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4" office:value-type="string">
            <text:p text:style-name="P1"><text:span text:style-name="T4">Deployment Automation</text:span></text:p>
          </table:table-cell>
          <table:table-cell table:style-name="Table1.B52" office:value-type="string">
            <text:p text:style-name="P2">Jenkins</text:p>
          </table:table-cell>
          <table:table-cell table:style-name="Table1.C52" office:value-type="string">
            <text:p text:style-name="P3"/>
          </table:table-cell>
          <table:table-cell table:style-name="Table1.D52" office:value-type="string">
            <text:p text:style-name="P3"/>
          </table:table-cell>
        </table:table-row>
        <table:table-row table:style-name="Table1.1">
          <table:covered-table-cell/>
          <table:table-cell table:style-name="Table1.B53" office:value-type="string">
            <text:p text:style-name="P2">VSTS</text:p>
          </table:table-cell>
          <table:table-cell table:style-name="Table1.C53" office:value-type="string">
            <text:p text:style-name="P3"/>
          </table:table-cell>
          <table:table-cell table:style-name="Table1.D53" office:value-type="string">
            <text:p text:style-name="P3"/>
          </table:table-cell>
        </table:table-row>
        <table:table-row table:style-name="Table1.1">
          <table:covered-table-cell/>
          <table:table-cell table:style-name="Table1.B54" office:value-type="string">
            <text:p text:style-name="P2">Octopus</text:p>
          </table:table-cell>
          <table:table-cell table:style-name="Table1.C54" office:value-type="string">
            <text:p text:style-name="P3"/>
          </table:table-cell>
          <table:table-cell table:style-name="Table1.D54" office:value-type="string">
            <text:p text:style-name="P3"/>
          </table:table-cell>
        </table:table-row>
        <table:table-row table:style-name="Table1.1">
          <table:covered-table-cell/>
          <table:table-cell table:style-name="Table1.B55" office:value-type="string">
            <text:p text:style-name="P2">Rundeck</text:p>
          </table:table-cell>
          <table:table-cell table:style-name="Table1.C55" office:value-type="string">
            <text:p text:style-name="P3"/>
          </table:table-cell>
          <table:table-cell table:style-name="Table1.D55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2" office:value-type="string">
            <text:p text:style-name="P1"><text:span text:style-name="T4">Containers</text:span></text:p>
          </table:table-cell>
          <table:table-cell table:style-name="Table1.B57" office:value-type="string">
            <text:p text:style-name="P2">Docker</text:p>
          </table:table-cell>
          <table:table-cell table:style-name="Table1.C57" office:value-type="string">
            <text:p text:style-name="P3"/>
          </table:table-cell>
          <table:table-cell table:style-name="Table1.D57" office:value-type="string">
            <text:p text:style-name="P3"/>
          </table:table-cell>
        </table:table-row>
        <table:table-row table:style-name="Table1.1">
          <table:covered-table-cell/>
          <table:table-cell table:style-name="Table1.B58" office:value-type="string">
            <text:p text:style-name="P2">Vagrant</text:p>
          </table:table-cell>
          <table:table-cell table:style-name="Table1.C58" office:value-type="string">
            <text:p text:style-name="P3"/>
          </table:table-cell>
          <table:table-cell table:style-name="Table1.D58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3" office:value-type="string">
            <text:p text:style-name="P1"><text:span text:style-name="T4">Orchestration</text:span></text:p>
          </table:table-cell>
          <table:table-cell table:style-name="Table1.B60" office:value-type="string">
            <text:p text:style-name="P2">Kubernetes</text:p>
          </table:table-cell>
          <table:table-cell table:style-name="Table1.C60" office:value-type="string">
            <text:p text:style-name="P3"/>
          </table:table-cell>
          <table:table-cell table:style-name="Table1.D60" office:value-type="string">
            <text:p text:style-name="P3"/>
          </table:table-cell>
        </table:table-row>
        <text:soft-page-break/>
        <table:table-row table:style-name="Table1.1">
          <table:covered-table-cell/>
          <table:table-cell table:style-name="Table1.B61" office:value-type="string">
            <text:p text:style-name="P2">Mesos</text:p>
          </table:table-cell>
          <table:table-cell table:style-name="Table1.C61" office:value-type="string">
            <text:p text:style-name="P3"/>
          </table:table-cell>
          <table:table-cell table:style-name="Table1.D61" office:value-type="string">
            <text:p text:style-name="P3"/>
          </table:table-cell>
        </table:table-row>
        <table:table-row table:style-name="Table1.1">
          <table:covered-table-cell/>
          <table:table-cell table:style-name="Table1.B62" office:value-type="string">
            <text:p text:style-name="P2">Swarm</text:p>
          </table:table-cell>
          <table:table-cell table:style-name="Table1.C62" office:value-type="string">
            <text:p text:style-name="P3"/>
          </table:table-cell>
          <table:table-cell table:style-name="Table1.D62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table:number-rows-spanned="3" office:value-type="string">
            <text:p text:style-name="P1"><text:span text:style-name="T4">Cloud Platforms</text:span></text:p>
          </table:table-cell>
          <table:table-cell table:style-name="Table1.B64" office:value-type="string">
            <text:p text:style-name="P2">AWS</text:p>
          </table:table-cell>
          <table:table-cell table:style-name="Table1.C64" office:value-type="string">
            <text:p text:style-name="P3"/>
          </table:table-cell>
          <table:table-cell table:style-name="Table1.D64" office:value-type="string">
            <text:p text:style-name="P3"/>
          </table:table-cell>
        </table:table-row>
        <table:table-row table:style-name="Table1.1">
          <table:covered-table-cell/>
          <table:table-cell table:style-name="Table1.B65" office:value-type="string">
            <text:p text:style-name="P2">Azure</text:p>
          </table:table-cell>
          <table:table-cell table:style-name="Table1.C65" office:value-type="string">
            <text:p text:style-name="P3"/>
          </table:table-cell>
          <table:table-cell table:style-name="Table1.D65" office:value-type="string">
            <text:p text:style-name="P3"/>
          </table:table-cell>
        </table:table-row>
        <table:table-row table:style-name="Table1.1">
          <table:covered-table-cell/>
          <table:table-cell table:style-name="Table1.B66" office:value-type="string">
            <text:p text:style-name="P2">GCP</text:p>
          </table:table-cell>
          <table:table-cell table:style-name="Table1.C66" office:value-type="string">
            <text:p text:style-name="P3"/>
          </table:table-cell>
          <table:table-cell table:style-name="Table1.D66" office:value-type="string">
            <text:p text:style-name="P3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B13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77" meta:word-count="137" meta:character-count="859" meta:non-whitespace-character-count="798"/>
    <meta:generator>LibreOfficeDev/6.0.5.2$Linux_X86_64 LibreOffice_project/</meta:generator>
  </office:meta>
</office:document-meta>
</file>